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5.3709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star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C1608X5R0J106K080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2]*[.F2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C1, C3, C7, C20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C1005X5R1E105K050B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3]*[.F3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C4, C5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CGA2B2C0G1H330J050B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4]*[.F4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C6, C8-C1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1005X7R1H104K050B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5]*[.F5]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2.1v</text:p>
          </table:table-cell>
          <table:table-cell table:style-name="ce2" office:value-type="string" calcext:value-type="string">
            <text:p>LED_SMD:LED_0402_1005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APHHS1005CG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6]*[.F6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7]*[.F7]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icro_SD_Card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104031-0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8]*[.F8]"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msbaker:505551342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505551-34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9]*[.F9]" office:value-type="float" office:value="1.57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JP1, JP2</text:p>
          </table:table-cell>
          <table:table-cell table:style-name="ce2" office:value-type="string" calcext:value-type="string">
            <text:p>BOOTSEL, RESET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5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1]*[.F11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3, 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2]*[.F12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5" office:value-type="float" office:value="27.4" calcext:value-type="float">
            <text:p>27.4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27R4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3]*[.F13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20R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4]*[.F14]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5365-3.3YC5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MIC5365-3.3YC5-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5]*[.F15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Package_SO:SOIC-8_5.23x5.23mm_P1.27mm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W25Q128JVSIM 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6]*[.F16]"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P2040_minimal:RP2040-QFN-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TR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7]*[.F1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SM6DSO32</text:p>
          </table:table-cell>
          <table:table-cell table:style-name="ce2" office:value-type="string" calcext:value-type="string">
            <text:p>Package_LGA:LGA-14_3x2.5mm_P0.5mm_LayoutBorder3x4y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string" calcext:value-type="string">
            <text:p>LSM6DSO32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8]*[.F18]" office:value-type="float" office:value="5.47" calcext:value-type="float">
            <text:p>5.47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string" calcext:value-type="string">
            <text:p>445I23D12M0000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9]*[.F19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SH Park PCB</text:p>
          </table:table-cell>
          <table:table-cell table:style-name="ce2" office:value-type="string" calcext:value-type="string">
            <text:p>-</text:p>
          </table:table-cell>
          <table:table-cell table:style-name="ce2" table:formula="of:=4.47" office:value-type="float" office:value="4.47" calcext:value-type="float">
            <text:p>4.4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Park</text:p>
          </table:table-cell>
          <table:table-cell table:style-name="ce2" table:formula="of:=[.D20]*[.F20]" office:value-type="float" office:value="4.47" calcext:value-type="float">
            <text:p>4.47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Cost per unit</text:p>
          </table:table-cell>
        </table:table-row>
        <table:table-row table:style-name="ro1">
          <table:table-cell table:style-name="ce3" table:number-columns-repeated="7"/>
          <table:table-cell table:style-name="ce3" table:formula="of:=SUM([.H2:.H20])" office:value-type="float" office:value="23.61" calcext:value-type="float">
            <text:p>23.61</text:p>
          </table:table-cell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perations" table:style-name="ta1"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Stencils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Stencis</text:p>
          </table:table-cell>
          <table:table-cell table:style-name="ce2" table:formula="of:=[.B2]*[.D2]" office:value-type="float" office:value="24.7" calcext:value-type="float">
            <text:p>2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19:18:23.874253134</dc:date>
    <meta:editing-duration>PT6H8M27S</meta:editing-duration>
    <meta:editing-cycles>9</meta:editing-cycles>
    <meta:generator>LibreOffice/7.4.0.3$Linux_X86_64 LibreOffice_project/40$Build-3</meta:generator>
    <meta:print-date>2022-08-19T20:34:25.356088420</meta:print-date>
    <meta:document-statistic meta:table-count="2" meta:cell-count="171" meta:object-count="0"/>
  </office:meta>
</office:document-meta>
</file>